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42f" officeooo:paragraph-rsid="000e742f"/>
    </style:style>
    <style:style style:name="P2" style:family="paragraph" style:parent-style-name="Standard">
      <style:paragraph-properties fo:text-align="justify" style:justify-single-word="false"/>
      <style:text-properties officeooo:rsid="000e742f" officeooo:paragraph-rsid="000e742f"/>
    </style:style>
    <style:style style:name="P3" style:family="paragraph" style:parent-style-name="Standard">
      <style:text-properties officeooo:rsid="000f44e3" officeooo:paragraph-rsid="000f44e3"/>
    </style:style>
    <style:style style:name="P4" style:family="paragraph" style:parent-style-name="Standard">
      <style:paragraph-properties fo:text-align="justify" style:justify-single-word="false"/>
      <style:text-properties officeooo:rsid="000f44e3" officeooo:paragraph-rsid="000f44e3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742f" officeooo:paragraph-rsid="000e742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f44e3" officeooo:paragraph-rsid="000f44e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e742f"/>
    </style:style>
    <style:style style:name="P8" style:family="paragraph" style:parent-style-name="Standard">
      <style:paragraph-properties fo:text-align="justify" style:justify-single-word="false"/>
      <style:text-properties officeooo:paragraph-rsid="000e742f"/>
    </style:style>
    <style:style style:name="P9" style:family="paragraph" style:parent-style-name="Standard">
      <style:paragraph-properties fo:text-align="justify" style:justify-single-word="false"/>
      <style:text-properties officeooo:paragraph-rsid="000f44e3"/>
    </style:style>
    <style:style style:name="P10" style:family="paragraph" style:parent-style-name="Standard">
      <style:paragraph-properties fo:text-align="justify" style:justify-single-word="false"/>
      <style:text-properties officeooo:paragraph-rsid="00118dc7"/>
    </style:style>
    <style:style style:name="P11" style:family="paragraph" style:parent-style-name="Standard">
      <style:paragraph-properties fo:text-align="justify" style:justify-single-word="false"/>
      <style:text-properties officeooo:rsid="00118dc7" officeooo:paragraph-rsid="00118dc7"/>
    </style:style>
    <style:style style:name="P12" style:family="paragraph" style:parent-style-name="Standard">
      <style:paragraph-properties fo:text-align="justify" style:justify-single-word="false"/>
      <style:text-properties officeooo:rsid="000f44e3" officeooo:paragraph-rsid="000f44e3"/>
    </style:style>
    <style:style style:name="T1" style:family="text">
      <style:text-properties officeooo:rsid="000e742f"/>
    </style:style>
    <style:style style:name="T2" style:family="text">
      <style:text-properties officeooo:rsid="000f44e3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742f" style:font-weight-asian="bold" style:font-weight-complex="bold"/>
    </style:style>
    <style:style style:name="T6" style:family="text">
      <style:text-properties fo:font-weight="bold" officeooo:rsid="000f44e3" style:font-weight-asian="bold" style:font-weight-complex="bold"/>
    </style:style>
    <style:style style:name="T7" style:family="text">
      <style:text-properties fo:font-weight="bold" officeooo:rsid="00118dc7" style:font-weight-asian="bold" style:font-weight-complex="bold"/>
    </style:style>
    <style:style style:name="T8" style:family="text">
      <style:text-properties fo:font-size="12pt" fo:font-weight="bold" officeooo:rsid="000e742f" style:font-size-asian="12pt" style:font-weight-asian="bold" style:font-size-complex="12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18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erramentas utilizadas</text:p>
      <text:p text:style-name="P5"/>
      <text:p text:style-name="P1"/>
      <text:p text:style-name="P7"><text:span text:style-name="T8">Astah:</text:span><text:span text:style-name="T1"> É</text:span> um software para modelagem UML (Unified Modeling Language – Linguagem de Modelagem Unificada). </text:p>
      <text:p text:style-name="P7"/>
      <text:p text:style-name="P7"><text:span text:style-name="T5">LibreOffice:</text:span><text:span text:style-name="T1"> É</text:span> um pacote de programas para uso profissional ou pessoal. O serviço traz opções para criar e editar textos, tabelas, apresentações, desenhos, fórmulas matemáticas e até organizar um banco de dados.</text:p>
      <text:p text:style-name="P7"/>
      <text:p text:style-name="P7"><text:span text:style-name="T5">Netbeans IDE: </text:span><text:span text:style-name="T1">É</text:span> um software de código aberto, disponível para <text:span text:style-name="T2">Windows, Linux e Mac</text:span>, que permite desenvolver páginas de Internet e aplicações para dispositivos móveis em linguagens como JavaScript, C, C++, Ruby on Rails, PHP e outras. </text:p>
      <text:p text:style-name="P7"/>
      <text:p text:style-name="P7"><text:span text:style-name="T5">PHP: </text:span><text:span text:style-name="T1">U</text:span>m acrônimo recursivo para <text:span text:style-name="Emphasis">PHP: Hypertext Preprocessor. </text:span><text:span text:style-name="Emphasis"><text:span text:style-name="T2">É</text:span></text:span> uma linguagem de script open source de uso geral, muito utilizada, e especialmente adequada para o desenvolvimento web e que pode ser embutida dentro do HTML. </text:p>
      <text:p text:style-name="P7"/>
      <text:p text:style-name="P7"><text:span text:style-name="T5">MySQL Workbench:</text:span><text:span text:style-name="T1"> É</text:span> um sistema gerenciador de banco de dados relacional de código aberto usado na maioria das aplicações gratuitas para gerir suas bases de dados.</text:p>
      <text:p text:style-name="P7"/>
      <text:p text:style-name="P9"><text:span text:style-name="T6">Pencil:</text:span><text:span text:style-name="T2"> É</text:span> um software gratuito de prototipagem que permite a criação de <text:span text:style-name="T9">mockups de sites</text:span>. Com ele é possível criar esboços e layouts de site de uma forma extremamente fácil e rápida.</text:p>
      <text:p text:style-name="P9"/>
      <text:p text:style-name="P10"><text:span text:style-name="T7">CodeIgniter:</text:span><text:span text:style-name="T10"> É </text:span>um framework para desenvolvimento de <text:span text:style-name="T10">aplicações PHP</text:span>. <text:span text:style-name="T10">P</text:span>ermit<text:span text:style-name="T10">e</text:span> desenvolver aplicações muito mais rápido do que <text:span text:style-name="T10">se </text:span>poder<text:span text:style-name="T10">ia</text:span> fazer sem a utilização de um framework.</text:p>
      <text:p text:style-name="P10"/>
      <text:p text:style-name="P10"><text:span text:style-name="T7">Bootstrap:</text:span><text:span text:style-name="T10"> </text:span>Trata-se de um <text:span text:style-name="Strong_20_Emphasis"><text:span text:style-name="T9">framework</text:span></text:span> front-end que veio para facilitar e agilizar o trabalho, oferecendo padrões para HTML, JavaScript e CSS.</text:p>
      <text:p text:style-name="P2"/>
      <text:p text:style-name="P2"/>
      <text:p text:style-name="P2"/>
      <text:p text:style-name="P6">Referências</text:p>
      <text:p text:style-name="P6"/>
      <text:p text:style-name="P4"><text:a xlink:type="simple" xlink:href="https://www.techtudo.com.br/">https://www.techtudo.com.br</text:a>. Acesso em 30/08/2019</text:p>
      <text:p text:style-name="P4"><text:a xlink:type="simple" xlink:href="https://www.php.net/manual/pt_BR/intro-whatis.php">https://www.php.net/manual/pt_BR/intro-whatis.php</text:a>. Acesso em 30/08/2019</text:p>
      <text:p text:style-name="P4"><text:a xlink:type="simple" xlink:href="https://enemaneiras.com.br/2017/08/conheca-software-pencil/">https://enemaneiras.com.br/2017/08/conheca-software-pencil/</text:a>. Acesso em 30/08/2019</text:p>
      <text:p text:style-name="P11"><text:a xlink:type="simple" xlink:href="https://www.devmedia.com.br/introducao-ao-framework-php-codeigniter/27346">https://www.devmedia.com.br/introducao-ao-framework-php-codeigniter/27346</text:a>. Acesso em 30/08/2019</text:p>
      <text:p text:style-name="P11"><text:a xlink:type="simple" xlink:href="https://www.ciawebsites.com.br/dicas-e-tutoriais/o-que-e-bootstrap/">https://www.ciawebsites.com.br/dicas-e-tutoriais/o-que-e-bootstrap/</text:a>. Acesso em 30/08/2019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0:45:58.510608824</meta:creation-date>
    <meta:generator>LibreOffice/4.2.8.2$Linux_X86_64 LibreOffice_project/420m0$Build-2</meta:generator>
    <dc:date>2019-08-30T11:35:17.890815384</dc:date>
    <meta:editing-duration>P0D</meta:editing-duration>
    <meta:editing-cycles>2</meta:editing-cycles>
    <meta:document-statistic meta:table-count="0" meta:image-count="0" meta:object-count="0" meta:page-count="1" meta:paragraph-count="15" meta:word-count="246" meta:character-count="1846" meta:non-whitespace-character-count="1611"/>
  </office:meta>
</office:document-meta>
</file>